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32.95mm"/>
    </style:style>
    <style:style style:name="ro1" style:family="table-row">
      <style:table-row-properties style:row-height="11.8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ize="22pt" style:font-size-asian="22pt" style:font-size-complex="22pt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dddddd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mm"/>
      <style:text-properties fo:font-size="22pt" style:font-size-asian="22pt" style:font-size-complex="2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p counts" table:style-name="ta1">
        <table:shapes>
          <draw:frame draw:z-index="0" draw:style-name="gr1" draw:text-style-name="P1" svg:width="159.98mm" svg:height="89.84mm" svg:x="38.28mm" svg:y="59.45mm">
            <draw:object draw:notify-on-update-of-ranges="'Hop counts'.C3:'Hop counts'.C3 'Hop counts'.D3:'Hop counts'.I3 'Hop counts'.C4:'Hop counts'.C4 'Hop counts'.D4:'Hop counts'.I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 table:number-columns-spanned="6" table:number-rows-spanned="1">
            <text:p>Destination Servers</text:p>
          </table:table-cell>
          <table:covered-table-cell table:number-columns-repeated="4" table:style-name="ce1"/>
          <table:covered-table-cell/>
        </table:table-row>
        <table:table-row table:style-name="ro1">
          <table:table-cell table:number-columns-repeated="2"/>
          <table:table-cell table:style-name="ce2"/>
          <table:table-cell table:style-name="ce3" office:value-type="string" calcext:value-type="string">
            <text:p>ETH-Z</text:p>
          </table:table-cell>
          <table:table-cell table:style-name="ce3" office:value-type="string" calcext:value-type="string">
            <text:p>Waterloo</text:p>
          </table:table-cell>
          <table:table-cell table:style-name="ce3" office:value-type="string" calcext:value-type="string">
            <text:p>Cape Town</text:p>
          </table:table-cell>
          <table:table-cell table:style-name="ce3" office:value-type="string" calcext:value-type="string">
            <text:p>BITS</text:p>
          </table:table-cell>
          <table:table-cell table:style-name="ce3" office:value-type="string" calcext:value-type="string">
            <text:p>Google</text:p>
          </table:table-cell>
          <table:table-cell table:style-name="ce6" office:value-type="string" calcext:value-type="string">
            <text:p>Facebook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Mobile hotspot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 table:number-rows-repeated="104857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atencies" table:style-name="ta1">
        <table:shapes>
          <draw:frame draw:z-index="0" draw:style-name="gr1" draw:text-style-name="P1" svg:width="159.99mm" svg:height="89.84mm" svg:x="39.65mm" svg:y="59.99mm">
            <draw:object draw:notify-on-update-of-ranges="Latencies.C3:Latencies.C3 Latencies.D3:Latencies.I3 Latencies.C4:Latencies.C4 Latencies.D4:Latencies.I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style-name="ce7" office:value-type="string" calcext:value-type="string" table:number-columns-spanned="6" table:number-rows-spanned="1">
            <text:p>Destination Servers</text:p>
          </table:table-cell>
          <table:covered-table-cell table:number-columns-repeated="4" table:style-name="ce1"/>
          <table:covered-table-cell/>
        </table:table-row>
        <table:table-row table:style-name="ro1">
          <table:table-cell table:number-columns-repeated="2"/>
          <table:table-cell table:style-name="ce1"/>
          <table:table-cell table:style-name="ce3" office:value-type="string" calcext:value-type="string">
            <text:p>ETH-Z</text:p>
          </table:table-cell>
          <table:table-cell table:style-name="ce3" office:value-type="string" calcext:value-type="string">
            <text:p>Waterloo</text:p>
          </table:table-cell>
          <table:table-cell table:style-name="ce3" office:value-type="string" calcext:value-type="string">
            <text:p>Cape Town</text:p>
          </table:table-cell>
          <table:table-cell table:style-name="ce3" office:value-type="string" calcext:value-type="string">
            <text:p>BITS</text:p>
          </table:table-cell>
          <table:table-cell table:style-name="ce3" office:value-type="string" calcext:value-type="string">
            <text:p>Google</text:p>
          </table:table-cell>
          <table:table-cell table:style-name="ce6" office:value-type="string" calcext:value-type="string">
            <text:p>Facebook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Mobile hotspot</text:p>
          </table:table-cell>
          <table:table-cell table:style-name="ce5" office:value-type="float" office:value="243.21" calcext:value-type="float">
            <text:p>243.21</text:p>
          </table:table-cell>
          <table:table-cell table:style-name="ce5" office:value-type="float" office:value="407.48" calcext:value-type="float">
            <text:p>407.48</text:p>
          </table:table-cell>
          <table:table-cell table:style-name="ce5" office:value-type="float" office:value="404.02" calcext:value-type="float">
            <text:p>404.02</text:p>
          </table:table-cell>
          <table:table-cell table:style-name="ce5" office:value-type="float" office:value="158.15" calcext:value-type="float">
            <text:p>158.15</text:p>
          </table:table-cell>
          <table:table-cell table:style-name="ce5" office:value-type="float" office:value="97.75" calcext:value-type="float">
            <text:p>97.75</text:p>
          </table:table-cell>
          <table:table-cell table:style-name="ce5" office:value-type="float" office:value="71.73" calcext:value-type="float">
            <text:p>71.73</text:p>
          </table:table-cell>
        </table:table-row>
        <table:table-row table:style-name="ro1" table:number-rows-repeated="104857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20:28:26.976536100</meta:creation-date>
    <dc:date>2020-02-08T20:39:41.899146816</dc:date>
    <meta:editing-duration>PT13S</meta:editing-duration>
    <meta:editing-cycles>1</meta:editing-cycles>
    <meta:document-statistic meta:table-count="2" meta:cell-count="28" meta:object-count="2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85cm" xlink:href=".." xlink:type="simple" chart:class="chart:bar" chart:style-name="ch1">
        <chart:title svg:x="2.809cm" svg:y="0.315cm" chart:style-name="ch2">
          <text:p>Hopcounts to different servers using mobile hotspot</text:p>
        </chart:title>
        <chart:legend chart:legend-position="end" svg:x="12.995cm" svg:y="4.193cm" style:legend-expansion="high" chart:style-name="ch3"/>
        <chart:plot-area chart:style-name="ch4" table:cell-range-address="'Hop counts'.C3:'Hop counts'.I4" chart:data-source-has-labels="both" svg:x="1.33cm" svg:y="1.273cm" svg:width="11.346cm" svg:height="6.552cm">
          <chartooo:coordinate-region svg:x="1.951cm" svg:y="1.472cm" svg:width="10.725cm" svg:height="5.706cm"/>
          <chart:axis chart:dimension="x" chart:name="primary-x" chart:style-name="ch5" chartooo:axis-type="auto">
            <chartooo:date-scale/>
            <chart:title svg:x="5.557cm" svg:y="8.004cm" chart:style-name="ch6">
              <text:p>Destination servers</text:p>
            </chart:title>
            <chart:categories table:cell-range-address="'Hop counts'.D3:'Hop counts'.I3"/>
          </chart:axis>
          <chart:axis chart:dimension="y" chart:name="primary-y" chart:style-name="ch7">
            <chart:title svg:x="0.451cm" svg:y="5.347cm" chart:style-name="ch8">
              <text:p>Hop count</text:p>
            </chart:title>
            <chart:grid chart:style-name="ch9" chart:class="major"/>
          </chart:axis>
          <chart:series chart:style-name="ch10" chart:values-cell-range-address="'Hop counts'.D4:'Hop counts'.I4" chart:label-cell-address="'Hop counts'.C4:'Hop counts'.C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-Z</text:p>
                <draw:g>
                  <svg:desc>'Hop counts'.D3:'Hop counts'.I3</svg:desc>
                </draw:g>
              </table:table-cell>
              <table:table-cell office:value-type="string">
                <text:p>Waterloo</text:p>
              </table:table-cell>
              <table:table-cell office:value-type="string">
                <text:p>Cape Town</text:p>
              </table:table-cell>
              <table:table-cell office:value-type="string">
                <text:p>BITS</text:p>
              </table:table-cell>
              <table:table-cell office:value-type="string">
                <text:p>Google</text:p>
              </table:table-cell>
              <table:table-cell office:value-type="string">
                <text:p>Facebook</text:p>
              </table:table-cell>
            </table:table-row>
          </table:table-header-rows>
          <table:table-rows>
            <table:table-row>
              <table:table-cell office:value-type="string">
                <text:p>Mobile hotspot</text:p>
                <draw:g>
                  <svg:desc>'Hop counts'.C4:'Hop counts'.C4</svg:desc>
                </draw:g>
              </table:table-cell>
              <table:table-cell office:value-type="float" office:value="23">
                <text:p>23</text:p>
                <draw:g>
                  <svg:desc>'Hop counts'.D4:'Hop counts'.I4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85cm" xlink:href=".." xlink:type="simple" chart:class="chart:bar" chart:style-name="ch1">
        <chart:title svg:x="2.4cm" svg:y="0.315cm" chart:style-name="ch2">
          <text:p>Latencies for different destinations using mobile hotspot</text:p>
        </chart:title>
        <chart:legend chart:legend-position="end" svg:x="12.996cm" svg:y="4.193cm" style:legend-expansion="high" chart:style-name="ch3"/>
        <chart:plot-area chart:style-name="ch4" table:cell-range-address="Latencies.C3:Latencies.I4" chart:data-source-has-labels="both" svg:x="1.331cm" svg:y="1.273cm" svg:width="11.345cm" svg:height="6.552cm">
          <chartooo:coordinate-region svg:x="2.138cm" svg:y="1.472cm" svg:width="10.538cm" svg:height="5.706cm"/>
          <chart:axis chart:dimension="x" chart:name="primary-x" chart:style-name="ch5" chartooo:axis-type="auto">
            <chartooo:date-scale/>
            <chart:title svg:x="5.557cm" svg:y="8.004cm" chart:style-name="ch6">
              <text:p>Destination servers</text:p>
            </chart:title>
            <chart:categories table:cell-range-address="Latencies.D3:Latencies.I3"/>
          </chart:axis>
          <chart:axis chart:dimension="y" chart:name="primary-y" chart:style-name="ch7">
            <chart:title svg:x="0.451cm" svg:y="5.532cm" chart:style-name="ch8">
              <text:p>Latency (ms)</text:p>
            </chart:title>
            <chart:grid chart:style-name="ch9" chart:class="major"/>
          </chart:axis>
          <chart:series chart:style-name="ch10" chart:values-cell-range-address="Latencies.D4:Latencies.I4" chart:label-cell-address="Latencies.C4:Latencies.C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-Z</text:p>
                <draw:g>
                  <svg:desc>Latencies.D3:Latencies.I3</svg:desc>
                </draw:g>
              </table:table-cell>
              <table:table-cell office:value-type="string">
                <text:p>Waterloo</text:p>
              </table:table-cell>
              <table:table-cell office:value-type="string">
                <text:p>Cape Town</text:p>
              </table:table-cell>
              <table:table-cell office:value-type="string">
                <text:p>BITS</text:p>
              </table:table-cell>
              <table:table-cell office:value-type="string">
                <text:p>Google</text:p>
              </table:table-cell>
              <table:table-cell office:value-type="string">
                <text:p>Facebook</text:p>
              </table:table-cell>
            </table:table-row>
          </table:table-header-rows>
          <table:table-rows>
            <table:table-row>
              <table:table-cell office:value-type="string">
                <text:p>Mobile hotspot</text:p>
                <draw:g>
                  <svg:desc>Latencies.C4:Latencies.C4</svg:desc>
                </draw:g>
              </table:table-cell>
              <table:table-cell office:value-type="float" office:value="243.21">
                <text:p>243.21</text:p>
                <draw:g>
                  <svg:desc>Latencies.D4:Latencies.I4</svg:desc>
                </draw:g>
              </table:table-cell>
              <table:table-cell office:value-type="float" office:value="407.48">
                <text:p>407.48</text:p>
              </table:table-cell>
              <table:table-cell office:value-type="float" office:value="404.02">
                <text:p>404.02</text:p>
              </table:table-cell>
              <table:table-cell office:value-type="float" office:value="158.15">
                <text:p>158.15</text:p>
              </table:table-cell>
              <table:table-cell office:value-type="float" office:value="97.75">
                <text:p>97.75</text:p>
              </table:table-cell>
              <table:table-cell office:value-type="float" office:value="71.73">
                <text:p>71.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